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Ó DEFENSA PROGRAMACIÓ CRÈDIT 2 ASI: “GESTIÓ XARXES ÀREA LOCAL”</text:p>
      <text:p text:style-name="P1"/>
      <text:p text:style-name="P2">T.1) <text:span text:style-name="T1">Presentació: Qui soc, on treballo, i perquè Xarxes.</text:span></text:p>
      <text:p text:style-name="P2">T.2) <text:span text:style-name="T1">INDEX. 2 PARTS. </text:span></text:p>
      <text:p text:style-name="P3"><text:span text:style-name="T2"><text:tab/>30 min:</text:span> 2 SUBAPARTATS. 1 CURT Entorn Normatiu. 1 EXTENS. Programació</text:p>
      <text:p text:style-name="P3"><text:tab/><text:span text:style-name="T2">45 min:</text:span> <text:s/>2 SUBAPARTATS. 1. Defensa de la UD Exposició PARCIAL Classe.</text:p>
      <text:p text:style-name="P2">T.3) ENTORN NORMATIU. ENTS REGULADORS. SOMERA I RÀPIDA</text:p>
      <text:p text:style-name="P2">T.4) SEGON <text:s/>INDEX. <text:span text:style-name="T1">Diferenciar el que es normatiu dels que és criteri del professor al programar</text:span></text:p>
      <text:p text:style-name="P2">T.4 i 5) CURRICULUM-&gt; <text:span text:style-name="T1">Menys a més detall -&gt; Comp. GENERAL --&gt; Unitats C. -&gt; CAMP PROFESSIONAL i CONTINGUTS (MÒDULS, CRÈDITS)</text:span></text:p>
      <text:p text:style-name="P4">T. 6 i 7) UBICACIÓ<text:span text:style-name="T1"> DEL CRÈDIT i GRAELLA PCC. Temporalització, horari, hores ll. disposició</text:span></text:p>
      <text:p text:style-name="P2">T. 8 a 18) UNITATS DIDÂCTIQUES.<text:span text:style-name="T1"> MÈTODOLOGIA de la guia didàctica. APARTAT 4 PD. </text:span>10</text:p>
      <text:p text:style-name="P2">T.19) CALENDARI</text:p>
      <text:p text:style-name="P2">T.20) METODOLOGIA. <text:span text:style-name="T1">AP.5 PD Pàg 18</text:span></text:p>
      <text:p text:style-name="P2"><text:tab/>T.20) <text:span text:style-name="T1">TEORIA I OBJECTIUS </text:span><text:span text:style-name="T2">T</text:span>.21 i 22) CONSTRUCTIVISME</text:p>
      <text:p text:style-name="P2"><text:s text:c="2"/><text:tab/>T.23) <text:span text:style-name="T1">Com aplicar la teoria <text:s text:c="5"/></text:span><text:span text:style-name="T2">T.24) FASES</text:span><text:span text:style-name="T1">. Inicial, intermedia i final</text:span></text:p>
      <text:p text:style-name="P3"><text:tab/><text:span text:style-name="T2">T.25) </text:span><text:span text:style-name="T1">Recursos</text:span><text:span text:style-name="T2">. Activitats aprenentatge T.28) </text:span>Recursos. Materials</text:p>
      <text:p text:style-name="P2">T.29 i 30) <text:s/>ÚS DE LES TIC --&gt; <text:span text:style-name="T1">PROGRAMARI | TREBALL COL·LABORATIU | PL | AULA</text:span></text:p>
      <text:p text:style-name="P2">T.31 a 34) AVALUACIÓ</text:p>
      <text:p text:style-name="P2"><text:tab/>A) Què. <text:span text:style-name="T1">CRITERIS. OTs </text:span>B) <text:span text:style-name="T1">FORMULA QUALIF. </text:span>C) Av. Cont. Recursos D) <text:span text:style-name="T1">Recuperació</text:span></text:p>
      <text:p text:style-name="P2">T.35 a 37) TRACTAMENT DE LA DIVERSITAT--&gt; DIVERSITAT ORD. i NEE</text:p>
      <text:p text:style-name="P2">T 38 i 39) CONTEXTUALITZACIÓ: <text:span text:style-name="T1">1) CRÊDITS i altres Cfs 2) Context del centre</text:span></text:p>
      <text:p text:style-name="P2">T 40 i 41) FCT. PAP. <text:span text:style-name="T1">Activitats formative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1T09:16:05</meta:creation-date>
    <dc:creator>sergi</dc:creator>
    <dc:date>2006-06-21T09:41:01</dc:date>
    <dc:language>ca-ES</dc:language>
    <meta:editing-cycles>3</meta:editing-cycles>
    <meta:editing-duration>PT24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231" meta:character-count="1324"/>
  </office:meta>
</office:document-meta>
</file>